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row>
                  <mo stretchy="false">(</mo>
                  <mrow>
                    <msub>
                      <mrow>
                        <mstyle mathvariant="bold">
                          <mrow>
                            <mi>e</mi>
                          </mrow>
                        </mstyle>
                      </mrow>
                      <mi>i</mi>
                    </msub>
                    <msub>
                      <mrow>
                        <mover accent="true">
                          <mstyle mathvariant="bold">
                            <mrow>
                              <mi>e</mi>
                            </mrow>
                          </mstyle>
                          <mo stretchy="false">̄</mo>
                        </mover>
                      </mrow>
                      <mi>j</mi>
                    </msub>
                  </mrow>
                  <mo stretchy="false">)</mo>
                </mrow>
              </mrow>
            </mrow>
            <msub>
              <mi>x</mi>
              <mi>j</mi>
            </msub>
          </mrow>
        </mtd>
      </mtr>
      <mtr>
        <mtd>
          <mrow/>
        </mtd>
      </mtr>
      <mtr>
        <mtd>
          <mrow>
            <mrow>
              <msub>
                <mrow>
                  <mover accent="true">
                    <mi>x</mi>
                    <mo stretchy="false">̄</mo>
                  </mover>
                </mrow>
                <mi>i</mi>
              </msub>
              <mo stretchy="false">=</mo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fenced open="(" close=")">
                      <mrow>
                        <mtable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sub>
                                  <mi>e</mi>
                                  <mi>i</mi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i>i</mi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i>i</mi>
                                </msub>
                              </mrow>
                            </mtd>
                            <mtd>
                              <mrow>
                                <msub>
                                  <mi>e</mi>
                                  <mi>i</mi>
                                </msub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  <mtr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  <mtd>
                              <mrow>
                                <mn>.</mn>
                              </mrow>
                            </mtd>
                          </mtr>
                        </mtable>
                      </mrow>
                    </mfenced>
                  </mrow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⋅</mo>
                <msub>
                  <mi>x</mi>
                  <mi>j</mi>
                </msub>
              </mrow>
            </mrow>
          </mrow>
        </mtd>
      </mtr>
      <mtr>
        <mtd>
          <mrow/>
        </mtd>
      </mtr>
      <mtr>
        <mtd>
          <mrow>
            <mrow>
              <mrow>
                <mfenced open="(" close=")">
                  <mrow>
                    <mtable>
                      <mtr>
                        <mtd>
                          <mrow>
                            <msub>
                              <mrow>
                                <mover accent="true">
                                  <mi>x</mi>
                                  <mo stretchy="false">̄</mo>
                                </mover>
                              </mrow>
                              <mn>1</mn>
                            </msub>
                          </mrow>
                        </mtd>
                      </mtr>
                      <mtr>
                        <mtd>
                          <mrow>
                            <msub>
                              <mrow>
                                <mover accent="true">
                                  <mi>x</mi>
                                  <mo stretchy="false">̄</mo>
                                </mover>
                              </mrow>
                              <mi>i</mi>
                            </msub>
                          </mrow>
                        </mtd>
                      </mtr>
                      <mtr>
                        <mtd>
                          <mrow>
                            <mo stretchy="false">⋮</mo>
                          </mrow>
                        </mtd>
                      </mtr>
                      <mtr>
                        <mtd>
                          <mrow>
                            <msub>
                              <mrow>
                                <mover accent="true">
                                  <mi>x</mi>
                                  <mo stretchy="false">̄</mo>
                                </mover>
                              </mrow>
                              <mi>n</mi>
                            </msub>
                          </mrow>
                        </mtd>
                      </mtr>
                    </mtable>
                  </mrow>
                </mfenced>
                <mo stretchy="false">=</mo>
                <mrow>
                  <mfenced open="(" close=")">
                    <mrow>
                      <mtable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e</mi>
                                <mi>i</mi>
                              </msub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i>i</mi>
                              </msub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i>i</mi>
                              </msub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j</mi>
                              </msub>
                            </mrow>
                          </mtd>
                          <mtd>
                            <mrow>
                              <msub>
                                <mi>e</mi>
                                <mi>i</mi>
                              </msub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1</mn>
                              </msub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n>2</mn>
                              </msub>
                            </mrow>
                          </mtd>
                          <mtd>
                            <mrow>
                              <mo stretchy="false">⋯</mo>
                            </mrow>
                          </mtd>
                          <mtd>
                            <mrow>
                              <msub>
                                <mrow>
                                  <mover accent="true">
                                    <mi>e</mi>
                                    <mo stretchy="false">̄</mo>
                                  </mover>
                                </mrow>
                                <mi>n</mi>
                              </msub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x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i>j</mi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x</mi>
                                <mi>n</mi>
                              </msub>
                            </mrow>
                          </mtd>
                        </mtr>
                      </mtable>
                    </mrow>
                  </mfenced>
                </mrow>
              </mrow>
              <mo stretchy="false">=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n>1</mn>
            </msub>
            <mrow>
              <msub>
                <mi>x</mi>
                <mn>1</mn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n>2</mn>
            </msub>
            <mrow>
              <msub>
                <mi>x</mi>
                <mn>2</mn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i>j</mi>
            </msub>
            <mrow>
              <msub>
                <mi>x</mi>
                <mi>j</mi>
              </msub>
              <mo stretchy="false">+</mo>
              <msub>
                <mi>e</mi>
                <mi>i</mi>
              </msub>
            </mrow>
            <msub>
              <mrow>
                <mover accent="true">
                  <mi>e</mi>
                  <mo stretchy="false">̄</mo>
                </mover>
              </mrow>
              <mi>n</mi>
            </msub>
            <msub>
              <mi>x</mi>
              <mi>n</mi>
            </msub>
          </mrow>
        </mtd>
      </mtr>
    </mtable>
    <annotation encoding="StarMath 5.0">{bar x} _i = sum from j=1 to n ( {bold e}_i {bar bold e} _j ) x_j newline newline

{bar x}_i =

sum from j=1 to n

left ( matrix{
 . # . # . # . ##
 e_i # e_i # e_i # e_i ##
 . # . # . # . ##
 . # . # . # . }  right ) cdot

left ( matrix{
 {bar e}_1 # {bar e}_2 # dotsaxis # {bar e}_n ##
 {bar e}_1 # {bar e}_2 # dotsaxis # {bar e}_n ##
 {bar e}_1 # {bar e}_2 # dotsaxis # {bar e}_n ##
 {bar e}_1 # {bar e}_2 # dotsaxis # {bar e}_n} right ) cdot
 
x_j newline newline

left ( stack{{bar x}_1 # {bar x}_i # dotsvert # {bar x}_n} right ) 

= 
left ( matrix{
 {bar e}_1 # {bar e}_2 # dotsaxis # {bar e}_n ##
 e_i {bar e}_1 # e_i {bar e}_2 # e_i {bar e}_j # e_i {bar e}_n ##
 {bar e}_1 # {bar e}_2 # dotsaxis # {bar e}_n ##
 {bar e}_1 # {bar e}_2 # dotsaxis # {bar e}_n} right )

 cdot

left ( stack{x_1 # x_2 # x_j # x_n}  right )  =

e_i {bar e}_1 x_1 + e_i {bar e}_2 x_2 + e_i {bar e}_j x_j + e_i {bar e}_n x_n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6:02.225000000</meta:creation-date>
    <meta:generator>LibreOffice/4.1.4.2$Windows_x86 LibreOffice_project/0a0440ccc0227ad9829de5f46be37cfb6edcf72</meta:generator>
  </office:meta>
</office:document-meta>
</file>